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2.05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1.78mm"/>
    </style:style>
    <style:style style:name="co14" style:family="table-column">
      <style:table-column-properties fo:break-before="auto" style:column-width="143.7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6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4"/>
          <table:table-cell table:style-name="ce7" table:number-columns-repeated="1016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4"/>
          <table:table-cell table:style-name="ce7" table:number-columns-repeated="1016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10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10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 table:style-name="ce7" office:value-type="string" calcext:value-type="string">
            <text:p>Config</text:p>
          </table:table-cell>
          <table:table-cell table:style-name="ce7" table:number-columns-repeated="101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10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10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0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0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0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0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0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0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10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10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10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0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0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office:value-type="string" calcext:value-type="string">
            <text:p>Add named root to ID via miscMsg</text:p>
          </table:table-cell>
          <table:table-cell table:style-name="ce7" table:number-columns-repeated="101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</text:p>
          </table:table-cell>
          <table:table-cell table:number-columns-repeated="1010"/>
        </table:table-row>
        <table:table-row table:style-name="ro1">
          <table:table-cell table:style-name="ce1" table:number-columns-repeated="13"/>
          <table:table-cell table:style-name="ce7" office:value-type="string" calcext:value-type="string">
            <text:p>Main Controls</text:p>
          </table:table-cell>
          <table:table-cell table:style-name="ce7" table:number-columns-repeated="1010"/>
        </table:table-row>
        <table:table-row table:style-name="ro1">
          <table:table-cell table:style-name="ce1" table:number-columns-repeated="13"/>
          <table:table-cell table:style-name="ce7"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setCurrentRootBank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7" office:value-type="string" calcext:value-type="string">
            <text:p>Scales (microtonal)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7" office:value-type="string" calcext:value-type="string">
            <text:p>Vector control window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0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7" office:value-type="string" calcext:value-type="string">
            <text:p>Main part control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0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0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0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"/>
          <table:table-cell table:number-columns-repeated="1012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0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3"/>
          <table:table-cell table:style-name="ce7" office:value-type="string" calcext:value-type="string">
            <text:p>Instrument edit window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7" office:value-type="string" calcext:value-type="string">
            <text:p>AddSynth main window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7" office:value-type="string" calcext:value-type="string">
            <text:p>AddSynth voice window – voice numbers 0 to 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7" office:value-type="string" calcext:value-type="string">
            <text:p>SubSynth window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0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7" office:value-type="string" calcext:value-type="string">
            <text:p>PadSynth Window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7" office:value-type="string" calcext:value-type="string">
            <text:p>Oscillators window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7"/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window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7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7" office:value-type="string" calcext:value-type="string">
            <text:p>LFO insert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7"/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7" office:value-type="string" calcext:value-type="string">
            <text:p>Filter parameters insert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7"/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2"/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7" office:value-type="string" calcext:value-type="string">
            <text:p>Envelope insert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7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7" office:value-type="string" calcext:value-type="string">
            <text:p>Effect Inserts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7" office:value-type="string" calcext:value-type="string">
            <text:p>MIDI learn window</text:p>
          </table:table-cell>
          <table:table-cell table:number-columns-repeated="1010"/>
        </table:table-row>
        <table:table-row table:style-name="ro1" table:number-rows-repeated="2">
          <table:table-cell table:number-columns-repeated="4"/>
          <table:table-cell table:style-name="ce7" table:number-columns-repeated="9"/>
          <table:table-cell table:style-name="ce10"/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/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1"/>
        </table:table-row>
        <table:table-row table:style-name="ro1" table:number-rows-repeated="10478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8:Sheet1.AMJ67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 style:data-style-name="N2" text:time-value="18:50:53.8607115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12-30T19:18:28.543984529</dc:date>
    <meta:editing-duration>P9DT4H48M50S</meta:editing-duration>
    <meta:editing-cycles>727</meta:editing-cycles>
    <meta:generator>LibreOffice/6.1.5.2$Linux_X86_64 LibreOffice_project/10$Build-2</meta:generator>
    <meta:document-statistic meta:table-count="1" meta:cell-count="6046" meta:object-count="0"/>
  </office:meta>
</office:document-meta>
</file>